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Lucida Grande', Helvetica, sans-serif"/>
    <style:font-face style:name="Roboto" svg:font-family="Roboto, 'Helvetica Neue',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2pt" fo:language="fr" fo:country="FR" style:text-underline-style="solid" style:text-underline-width="auto" style:text-underline-color="font-color" fo:font-weight="bold" officeooo:rsid="000127e7" officeooo:paragraph-rsid="000127e7" style:font-size-asian="12pt" style:font-weight-asian="bold" style:font-size-complex="12pt" style:font-weight-complex="bold"/>
    </style:style>
    <style:style style:name="P2" style:family="paragraph" style:parent-style-name="Standard">
      <style:paragraph-properties fo:text-align="center" style:justify-single-word="false"/>
      <style:text-properties style:font-name="Arial" fo:font-size="15pt" fo:language="fr" fo:country="FR" style:text-underline-style="solid" style:text-underline-width="auto" style:text-underline-color="font-color" fo:font-weight="bold" officeooo:rsid="000127e7" officeooo:paragraph-rsid="000127e7" style:font-size-asian="15pt" style:font-weight-asian="bold" style:font-size-complex="15pt" style:font-weight-complex="bold"/>
    </style:style>
    <style:style style:name="P3" style:family="paragraph" style:parent-style-name="Standard">
      <style:paragraph-properties fo:text-align="start" style:justify-single-word="false"/>
      <style:text-properties fo:color="#000000" loext:opacity="100%" style:font-name="Arial" fo:font-size="12pt" fo:language="fr" fo:country="FR" style:text-underline-style="none" fo:font-weight="normal" officeooo:rsid="000127e7" officeooo:paragraph-rsid="000127e7" fo:background-color="transparent"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loext:opacity="100%" style:font-name="Arial" fo:font-size="12pt" fo:language="fr" fo:country="FR" style:text-underline-style="none" fo:font-weight="normal" officeooo:rsid="000127e7" officeooo:paragraph-rsid="00030e82" fo:background-color="transparent"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color="#000000" loext:opacity="100%" style:font-name="Arial" fo:font-size="12pt" fo:language="fr" fo:country="FR" style:text-underline-style="none" fo:font-weight="normal" officeooo:rsid="000127e7" officeooo:paragraph-rsid="000127e7" fo:background-color="transparent"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style:font-name="Arial" fo:font-size="12pt" fo:language="fr" fo:country="FR" style:text-underline-style="none" fo:font-weight="normal" officeooo:rsid="000127e7" officeooo:paragraph-rsid="000127e7" fo:background-color="#ffffe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style:font-name="Arial" fo:font-size="12pt" fo:language="fr" fo:country="FR" style:text-underline-style="none" fo:font-weight="normal" officeooo:rsid="000127e7" officeooo:paragraph-rsid="00030e82" fo:background-color="#ffffe0"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loext:opacity="100%" style:font-name="Arial" fo:font-size="11pt" fo:language="fr" fo:country="FR" style:text-underline-style="none" fo:font-weight="normal" officeooo:rsid="000127e7" officeooo:paragraph-rsid="00035956" fo:background-color="transparent" style:font-size-asian="11pt" style:font-weight-asian="normal" style:font-size-complex="11pt" style:font-weight-complex="normal"/>
    </style:style>
    <style:style style:name="P9" style:family="paragraph" style:parent-style-name="Standard">
      <style:paragraph-properties fo:text-align="start" style:justify-single-word="false"/>
      <style:text-properties fo:color="#000000" loext:opacity="100%" style:font-name="Arial" fo:font-size="10.5pt" fo:language="fr" fo:country="FR" style:text-underline-style="none" fo:font-weight="normal" officeooo:rsid="000127e7" officeooo:paragraph-rsid="000127e7" fo:background-color="transparent" style:font-size-asian="10.5pt" style:font-weight-asian="normal" style:font-size-complex="10.5pt" style:font-weight-complex="normal"/>
    </style:style>
    <style:style style:name="P10" style:family="paragraph" style:parent-style-name="Standard">
      <style:paragraph-properties fo:text-align="start" style:justify-single-word="false"/>
      <style:text-properties fo:color="#000000" loext:opacity="100%" style:font-name="Arial" fo:font-size="10pt" fo:language="fr" fo:country="FR" style:text-underline-style="none" fo:font-weight="normal" officeooo:rsid="000127e7" officeooo:paragraph-rsid="000127e7" fo:background-color="transparent"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color="#000000" loext:opacity="100%" style:font-name="Arial" fo:font-size="10pt" fo:language="fr" fo:country="FR" style:text-underline-style="none" fo:font-weight="normal" officeooo:rsid="000127e7" officeooo:paragraph-rsid="0004ef0e" fo:background-color="transparent"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00" loext:opacity="100%" style:font-name="Arial" fo:font-size="10pt" fo:language="fr" fo:country="FR" style:text-underline-style="none" fo:font-weight="normal" officeooo:rsid="000127e7" officeooo:paragraph-rsid="0005b926" fo:background-color="transparent"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officeooo:paragraph-rsid="00035956"/>
    </style:style>
    <style:style style:name="P14" style:family="paragraph" style:parent-style-name="Standard">
      <style:paragraph-properties fo:text-align="start" style:justify-single-word="false"/>
      <style:text-properties officeooo:paragraph-rsid="0004ef0e"/>
    </style:style>
    <style:style style:name="P15" style:family="paragraph" style:parent-style-name="Standard">
      <style:paragraph-properties fo:text-align="start" style:justify-single-word="false"/>
      <style:text-properties officeooo:paragraph-rsid="0004ef0e" fo:background-color="#ffffe0"/>
    </style:style>
    <style:style style:name="P16" style:family="paragraph" style:parent-style-name="Standard">
      <style:paragraph-properties fo:text-align="start" style:justify-single-word="false"/>
      <style:text-properties fo:font-size="10pt" officeooo:paragraph-rsid="0004ef0e" fo:background-color="transparent" style:font-size-asian="10pt" style:font-size-complex="10pt"/>
    </style:style>
    <style:style style:name="P17" style:family="paragraph" style:parent-style-name="Standard">
      <style:paragraph-properties fo:text-align="start" style:justify-single-word="false"/>
      <style:text-properties fo:font-size="10pt" officeooo:paragraph-rsid="0005b926" style:font-size-asian="10pt" style:font-size-complex="10pt"/>
    </style:style>
    <style:style style:name="P18" style:family="paragraph" style:parent-style-name="Standard">
      <style:paragraph-properties fo:text-align="start" style:justify-single-word="false"/>
      <style:text-properties fo:font-size="10pt" officeooo:paragraph-rsid="00035956" style:font-size-asian="10pt" style:font-size-complex="10pt"/>
    </style:style>
    <style:style style:name="P19" style:family="paragraph" style:parent-style-name="Standard">
      <style:paragraph-properties fo:text-align="center" style:justify-single-word="false"/>
      <style:text-properties style:font-name="Liberation Sans" fo:font-size="13pt" fo:font-weight="bold" officeooo:paragraph-rsid="0004ef0e" fo:background-color="transparent" style:font-size-asian="13pt" style:font-weight-asian="bold" style:font-size-complex="13pt" style:font-weight-complex="bold"/>
    </style:style>
    <style:style style:name="P20" style:family="paragraph" style:parent-style-name="Standard" style:master-page-name="">
      <style:paragraph-properties fo:text-align="start" style:justify-single-word="false" style:page-number="auto"/>
      <style:text-properties fo:color="#000000" loext:opacity="100%" style:font-name="Arial" fo:font-size="12pt" fo:language="fr" fo:country="FR" style:text-underline-style="none" fo:font-weight="normal" officeooo:rsid="000127e7" officeooo:paragraph-rsid="000127e7" fo:background-color="transparent" style:font-size-asian="12pt" style:font-weight-asian="normal" style:font-size-complex="12pt" style:font-weight-complex="normal"/>
    </style:style>
    <style:style style:name="T1" style:family="text">
      <style:text-properties fo:font-variant="normal" fo:text-transform="none" fo:color="#222c31" loext:opacity="100%" style:font-name="Roboto" fo:font-size="8pt" fo:letter-spacing="normal" fo:font-style="normal" fo:font-weight="normal" loext:padding="0cm" loext:border="none"/>
    </style:style>
    <style:style style:name="T2" style:family="text">
      <style:text-properties fo:font-variant="normal" fo:text-transform="none" fo:color="#222c31" loext:opacity="100%" style:font-name="Roboto" fo:font-size="8pt" fo:letter-spacing="normal" fo:font-style="normal" loext:padding="0cm" loext:border="none"/>
    </style:style>
    <style:style style:name="T3" style:family="text">
      <style:text-properties fo:font-variant="normal" fo:text-transform="none" fo:color="#222c31" loext:opacity="100%" style:font-name="Roboto" fo:font-size="8pt" fo:letter-spacing="normal" fo:font-style="normal" officeooo:rsid="0005b926" loext:padding="0cm" loext:border="none"/>
    </style:style>
    <style:style style:name="T4" style:family="text">
      <style:text-properties fo:font-variant="normal" fo:text-transform="none" fo:color="#222c31" loext:opacity="100%" style:font-name="Roboto" fo:font-size="8pt" fo:letter-spacing="normal" fo:language="fr" fo:country="FR" fo:font-style="normal" style:text-underline-style="none" fo:font-weight="normal" officeooo:rsid="000127e7" fo:background-color="transparent" loext:char-shading-value="0" style:font-size-asian="12pt" style:font-weight-asian="normal" style:font-size-complex="12pt" style:font-weight-complex="normal" loext:padding="0cm" loext:border="none"/>
    </style:style>
    <style:style style:name="T5" style:family="text">
      <style:text-properties fo:font-variant="normal" fo:text-transform="none" fo:color="#222c31" loext:opacity="100%" style:font-name="Roboto" fo:font-size="8pt" fo:letter-spacing="normal" fo:language="fr" fo:country="FR" fo:font-style="normal" style:text-underline-style="none" fo:font-weight="normal" officeooo:rsid="00035956" fo:background-color="transparent" loext:char-shading-value="0" style:font-size-asian="12pt" style:font-weight-asian="normal" style:font-size-complex="12pt" style:font-weight-complex="normal" loext:padding="0cm" loext:border="none"/>
    </style:style>
    <style:style style:name="T6" style:family="text">
      <style:text-properties fo:font-variant="normal" fo:text-transform="none" fo:color="#222c31" loext:opacity="100%" style:font-name="Roboto" fo:font-size="8pt" fo:letter-spacing="normal" fo:language="fr" fo:country="FR" fo:font-style="normal" style:text-underline-style="none" fo:font-weight="normal" officeooo:rsid="000127e7" fo:background-color="transparent" loext:char-shading-value="0" style:font-size-asian="10.5pt" style:font-weight-asian="normal" style:font-size-complex="10.5pt" style:font-weight-complex="normal" loext:padding="0cm" loext:border="none"/>
    </style:style>
    <style:style style:name="T7" style:family="text">
      <style:text-properties fo:font-variant="normal" fo:text-transform="none" fo:color="#222c31" loext:opacity="100%" style:font-name="Roboto" fo:letter-spacing="normal" fo:font-style="normal" loext:padding="0cm" loext:border="none"/>
    </style:style>
    <style:style style:name="T8" style:family="text">
      <style:text-properties fo:font-variant="normal" fo:text-transform="none" fo:color="#222c31" loext:opacity="100%" style:font-name="Roboto" fo:letter-spacing="normal" fo:font-style="normal" officeooo:rsid="00030e82" loext:padding="0cm" loext:border="none"/>
    </style:style>
    <style:style style:name="T9" style:family="text">
      <style:text-properties fo:font-variant="normal" fo:text-transform="none" fo:color="#222c31" loext:opacity="100%" style:font-name="Roboto" fo:letter-spacing="normal" fo:font-style="normal" officeooo:rsid="0005b926" loext:padding="0cm" loext:border="none"/>
    </style:style>
    <style:style style:name="T10" style:family="text">
      <style:text-properties fo:font-variant="normal" fo:text-transform="none" fo:color="#222c31" loext:opacity="100%" style:font-name="Roboto" fo:letter-spacing="normal" fo:font-style="normal" fo:font-weight="normal" loext:padding="0cm" loext:border="none"/>
    </style:style>
    <style:style style:name="T11" style:family="text">
      <style:text-properties fo:font-variant="normal" fo:text-transform="none" fo:color="#222c31" loext:opacity="100%" style:font-name="Roboto" fo:letter-spacing="normal" fo:language="fr" fo:country="FR" fo:font-style="normal" style:text-underline-style="none" fo:font-weight="normal" officeooo:rsid="000127e7" style:font-weight-asian="normal" style:font-weight-complex="normal" loext:padding="0cm" loext:border="none"/>
    </style:style>
    <style:style style:name="T12" style:family="text">
      <style:text-properties fo:font-variant="normal" fo:text-transform="none" fo:color="#222c31" loext:opacity="100%" style:font-name="Roboto" fo:letter-spacing="normal" fo:language="fr" fo:country="FR" fo:font-style="normal" style:text-underline-style="none" fo:font-weight="normal" officeooo:rsid="0004ef0e" style:font-weight-asian="normal" style:font-weight-complex="normal" loext:padding="0cm" loext:border="none"/>
    </style:style>
    <style:style style:name="T13" style:family="text">
      <style:text-properties fo:font-variant="normal" fo:text-transform="none" fo:color="#222c31" loext:opacity="100%" style:font-name="Roboto" fo:letter-spacing="normal" fo:language="fr" fo:country="FR" fo:font-style="normal" style:text-underline-style="none" fo:font-weight="normal" officeooo:rsid="0005b926" style:font-weight-asian="normal" style:font-weight-complex="normal" loext:padding="0cm" loext:border="none"/>
    </style:style>
    <style:style style:name="T14" style:family="text">
      <style:text-properties fo:font-variant="normal" fo:text-transform="none" fo:color="#222c31" loext:opacity="100%" style:font-name="Roboto" fo:letter-spacing="normal" fo:language="fr" fo:country="FR" fo:font-style="normal" style:text-underline-style="none" fo:font-weight="normal" officeooo:rsid="000127e7" fo:background-color="transparent" loext:char-shading-value="0" style:font-weight-asian="normal" style:font-weight-complex="normal" loext:padding="0cm" loext:border="none"/>
    </style:style>
    <style:style style:name="T15" style:family="text">
      <style:text-properties fo:font-variant="normal" fo:text-transform="none" fo:color="#222c31" loext:opacity="100%" style:font-name="Roboto" fo:font-size="11pt" fo:letter-spacing="normal" fo:language="fr" fo:country="FR" fo:font-style="normal" style:text-underline-style="none" fo:font-weight="normal" officeooo:rsid="000127e7" fo:background-color="transparent" loext:char-shading-value="0" style:font-size-asian="11pt" style:font-weight-asian="normal" style:font-size-complex="11pt" style:font-weight-complex="normal" loext:padding="0cm" loext:border="none"/>
    </style:style>
    <style:style style:name="T16" style:family="text">
      <style:text-properties fo:font-variant="normal" fo:text-transform="none" fo:color="#222c31" loext:opacity="100%" style:font-name="Roboto" fo:font-size="11pt" fo:letter-spacing="normal" fo:language="fr" fo:country="FR" fo:font-style="normal" style:text-underline-style="none" fo:font-weight="normal" officeooo:rsid="00035956" fo:background-color="transparent" loext:char-shading-value="0" style:font-size-asian="11pt" style:font-weight-asian="normal" style:font-size-complex="11pt" style:font-weight-complex="normal" loext:padding="0cm" loext:border="none"/>
    </style:style>
    <style:style style:name="T17" style:family="text">
      <style:text-properties fo:font-variant="normal" fo:text-transform="none" fo:color="#222c31" loext:opacity="100%" style:font-name="Roboto" fo:font-size="11pt" fo:letter-spacing="normal" fo:font-style="normal" style:font-size-asian="11pt" style:font-size-complex="11pt" loext:padding="0cm" loext:border="none"/>
    </style:style>
    <style:style style:name="T18" style:family="text">
      <style:text-properties fo:font-variant="normal" fo:text-transform="none" fo:color="#222c31" loext:opacity="100%" style:font-name="Roboto" fo:font-size="11pt" fo:letter-spacing="normal" fo:font-style="normal" officeooo:rsid="00030e82" style:font-size-asian="11pt" style:font-size-complex="11pt" loext:padding="0cm" loext:border="none"/>
    </style:style>
    <style:style style:name="T19" style:family="text">
      <style:text-properties fo:font-variant="normal" fo:text-transform="none" fo:color="#222c31" loext:opacity="100%" style:font-name="Roboto" fo:font-size="12pt" fo:letter-spacing="normal" fo:language="fr" fo:country="FR" fo:font-style="normal" style:text-underline-style="none" fo:font-weight="normal" officeooo:rsid="000127e7" style:font-size-asian="12pt" style:font-weight-asian="normal" style:font-size-complex="12pt" style:font-weight-complex="normal" loext:padding="0cm" loext:border="none"/>
    </style:style>
    <style:style style:name="T20" style:family="text">
      <style:text-properties fo:font-variant="normal" fo:text-transform="none" fo:color="#222c31" loext:opacity="100%" style:font-name="Roboto" fo:font-size="12pt" fo:letter-spacing="normal" fo:language="fr" fo:country="FR" fo:font-style="normal" style:text-underline-style="none" fo:font-weight="normal" officeooo:rsid="000127e7" fo:background-color="#eff1fb" loext:char-shading-value="0" style:font-size-asian="12pt" style:font-weight-asian="normal" style:font-size-complex="12pt" style:font-weight-complex="normal" loext:padding="0cm" loext:border="none"/>
    </style:style>
    <style:style style:name="T21" style:family="text">
      <style:text-properties fo:font-variant="normal" fo:text-transform="none" fo:color="#222c31" loext:opacity="100%" style:font-name="Roboto" fo:font-size="12pt" fo:letter-spacing="normal" fo:language="fr" fo:country="FR" fo:font-style="normal" style:text-underline-style="none" officeooo:rsid="000127e7" fo:background-color="#eff1fb" loext:char-shading-value="0" style:font-size-asian="12pt" style:font-size-complex="12pt" loext:padding="0cm" loext:border="none"/>
    </style:style>
    <style:style style:name="T22" style:family="text">
      <style:text-properties fo:font-variant="normal" fo:text-transform="none" fo:color="#222c31" loext:opacity="100%" style:font-name="Roboto" fo:font-size="10pt" fo:letter-spacing="normal" fo:language="fr" fo:country="FR" fo:font-style="normal" style:text-underline-style="none" fo:font-weight="normal" officeooo:rsid="000127e7" fo:background-color="transparent" loext:char-shading-value="0" style:font-size-asian="10pt" style:font-weight-asian="normal" style:font-size-complex="10pt" style:font-weight-complex="normal" loext:padding="0cm" loext:border="none"/>
    </style:style>
    <style:style style:name="T23" style:family="text">
      <style:text-properties fo:font-variant="normal" fo:text-transform="none" fo:color="#222c31" loext:opacity="100%" style:font-name="Roboto" fo:font-size="10pt" fo:letter-spacing="normal" fo:language="fr" fo:country="FR" fo:font-style="normal" style:text-underline-style="none" fo:font-weight="normal" officeooo:rsid="0004ef0e" fo:background-color="transparent" loext:char-shading-value="0" style:font-size-asian="10pt" style:font-weight-asian="normal" style:font-size-complex="10pt" style:font-weight-complex="normal" loext:padding="0cm" loext:border="none"/>
    </style:style>
    <style:style style:name="T24" style:family="text">
      <style:text-properties fo:font-variant="normal" fo:text-transform="none" fo:color="#222c31" loext:opacity="100%" style:font-name="Roboto" fo:font-size="10pt" fo:letter-spacing="normal" fo:language="fr" fo:country="FR" fo:font-style="normal" style:text-underline-style="none" fo:font-weight="normal" officeooo:rsid="00035956" fo:background-color="transparent" loext:char-shading-value="0" style:font-size-asian="10pt" style:font-weight-asian="normal" style:font-size-complex="10pt" style:font-weight-complex="normal" loext:padding="0cm" loext:border="none"/>
    </style:style>
    <style:style style:name="T25" style:family="text">
      <style:text-properties fo:font-variant="normal" fo:text-transform="none" fo:color="#222c31" loext:opacity="100%" style:font-name="Roboto" fo:font-size="9pt" fo:letter-spacing="normal" fo:language="fr" fo:country="FR" fo:font-style="normal" style:text-underline-style="none" fo:font-weight="normal" officeooo:rsid="0004ef0e" style:font-weight-asian="normal" style:font-weight-complex="normal" loext:padding="0cm" loext:border="none"/>
    </style:style>
    <style:style style:name="T26" style:family="text">
      <style:text-properties fo:font-variant="normal" fo:text-transform="none" fo:color="#222c31" loext:opacity="100%" fo:letter-spacing="normal" fo:font-style="normal" loext:padding="0cm" loext:border="none"/>
    </style:style>
    <style:style style:name="T27" style:family="text">
      <style:text-properties fo:font-variant="normal" fo:text-transform="none" fo:color="#222c31" loext:opacity="100%" fo:letter-spacing="normal" fo:font-style="normal" officeooo:rsid="00030e82" loext:padding="0cm" loext:border="none"/>
    </style:style>
    <style:style style:name="T28" style:family="text">
      <style:text-properties fo:font-variant="normal" fo:text-transform="none" fo:color="#222c31" loext:opacity="100%" fo:letter-spacing="normal" fo:font-style="normal" officeooo:rsid="0005b926" loext:padding="0cm" loext:border="none"/>
    </style:style>
    <style:style style:name="T29" style:family="text">
      <style:text-properties fo:font-variant="normal" fo:text-transform="none" fo:color="#222c31" loext:opacity="100%" fo:letter-spacing="normal" fo:language="fr" fo:country="FR" fo:font-style="normal" style:text-underline-style="none" officeooo:rsid="000127e7" fo:background-color="#eff1fb" loext:char-shading-value="0" loext:padding="0cm" loext:border="none"/>
    </style:style>
    <style:style style:name="T30" style:family="text">
      <style:text-properties fo:font-variant="normal" fo:text-transform="none" fo:color="#222c31" loext:opacity="100%" fo:letter-spacing="normal" fo:language="fr" fo:country="FR" fo:font-style="normal" style:text-underline-style="none" officeooo:rsid="00094e1f" fo:background-color="#eff1fb" loext:char-shading-value="0" loext:padding="0cm" loext:border="none"/>
    </style:style>
    <style:style style:name="T31" style:family="text">
      <style:text-properties fo:font-variant="normal" fo:text-transform="none" fo:color="#222c31" loext:opacity="100%" style:font-name="Arial" fo:font-size="9pt" fo:letter-spacing="normal" fo:language="fr" fo:country="FR" fo:font-style="normal" style:text-underline-style="none" fo:font-weight="normal" officeooo:rsid="000127e7" fo:background-color="transparent" loext:char-shading-value="0" style:font-size-asian="9pt" style:font-style-asian="normal" style:font-weight-asian="normal" style:font-size-complex="9pt" style:font-style-complex="normal" style:font-weight-complex="normal" loext:padding="0cm" loext:border="none"/>
    </style:style>
    <style:style style:name="T32" style:family="text">
      <style:text-properties fo:font-variant="normal" fo:text-transform="none" fo:color="#222c31" loext:opacity="100%" fo:font-size="12pt" fo:letter-spacing="normal" fo:language="fr" fo:country="FR" fo:font-style="normal" style:text-underline-style="none" officeooo:rsid="000127e7" fo:background-color="#eff1fb" loext:char-shading-value="0" style:font-size-asian="12pt" style:font-size-complex="12pt" loext:padding="0cm" loext:border="none"/>
    </style:style>
    <style:style style:name="T33" style:family="text">
      <style:text-properties fo:font-variant="normal" fo:text-transform="none" fo:letter-spacing="normal" fo:font-style="normal" loext:padding="0cm" loext:border="none"/>
    </style:style>
    <style:style style:name="T34" style:family="text">
      <style:text-properties fo:font-variant="normal" fo:text-transform="none" fo:letter-spacing="normal" fo:font-style="normal" officeooo:rsid="00030e82" loext:padding="0cm" loext:border="none"/>
    </style:style>
    <style:style style:name="T35" style:family="text">
      <style:text-properties fo:font-variant="normal" fo:text-transform="none" fo:letter-spacing="normal" fo:font-style="normal" officeooo:rsid="0004ef0e" loext:padding="0cm" loext:border="none"/>
    </style:style>
    <style:style style:name="T36" style:family="text">
      <style:text-properties fo:font-variant="normal" fo:text-transform="none" fo:letter-spacing="normal" fo:font-style="italic" style:font-style-asian="italic" style:font-style-complex="italic" loext:padding="0cm" loext:border="none"/>
    </style:style>
    <style:style style:name="T37" style:family="text">
      <style:text-properties fo:font-variant="normal" fo:text-transform="none" fo:color="#000000" loext:opacity="100%" style:font-name="Arial" fo:font-size="12pt" fo:letter-spacing="normal" fo:language="fr" fo:country="FR" fo:font-style="normal" style:text-underline-style="none" fo:font-weight="normal" officeooo:rsid="000127e7" style:font-size-asian="12pt" style:font-weight-asian="normal" style:font-size-complex="12pt" style:font-weight-complex="normal" loext:padding="0cm" loext:border="none"/>
    </style:style>
    <style:style style:name="T38" style:family="text">
      <style:text-properties fo:font-variant="normal" fo:text-transform="none" fo:color="#000000" loext:opacity="100%" style:font-name="Arial" fo:font-size="12pt" fo:letter-spacing="normal" fo:language="fr" fo:country="FR" fo:font-style="normal" style:text-underline-style="none" officeooo:rsid="000127e7" style:font-size-asian="12pt" style:font-size-complex="12pt" loext:padding="0cm" loext:border="none"/>
    </style:style>
    <style:style style:name="T39" style:family="text">
      <style:text-properties fo:font-variant="normal" fo:text-transform="none" fo:color="#000000" loext:opacity="100%" style:font-name="Arial" fo:font-size="11pt" fo:letter-spacing="normal" fo:language="fr" fo:country="FR" fo:font-style="normal" style:text-underline-style="none" fo:font-weight="normal" officeooo:rsid="000127e7" fo:background-color="transparent" loext:char-shading-value="0" style:font-size-asian="11pt" style:font-weight-asian="normal" style:font-size-complex="11pt" style:font-weight-complex="normal" loext:padding="0cm" loext:border="none"/>
    </style:style>
    <style:style style:name="T40" style:family="text">
      <style:text-properties fo:font-variant="normal" fo:text-transform="none" fo:color="#000000" loext:opacity="100%" style:font-name="Arial" fo:font-size="11pt" fo:letter-spacing="normal" fo:language="fr" fo:country="FR" fo:font-style="normal" style:text-underline-style="none" fo:font-weight="normal" officeooo:rsid="000127e7" style:font-size-asian="11pt" style:font-weight-asian="normal" style:font-size-complex="11pt" style:font-weight-complex="normal" loext:padding="0cm" loext:border="none"/>
    </style:style>
    <style:style style:name="T41" style:family="text">
      <style:text-properties fo:font-variant="normal" fo:text-transform="none" fo:color="#000000" loext:opacity="100%" style:font-name="Arial" fo:letter-spacing="normal" fo:language="fr" fo:country="FR" fo:font-style="normal" style:text-underline-style="none" fo:font-weight="normal" officeooo:rsid="000127e7" style:font-weight-asian="normal" style:font-weight-complex="normal" loext:padding="0cm" loext:border="none"/>
    </style:style>
    <style:style style:name="T42" style:family="text">
      <style:text-properties fo:font-variant="normal" fo:text-transform="none" fo:color="#000000" loext:opacity="100%" fo:font-size="12pt" fo:letter-spacing="normal" fo:language="fr" fo:country="FR" fo:font-style="normal" style:text-underline-style="none" officeooo:rsid="000127e7" style:font-size-asian="12pt" style:font-size-complex="12pt" loext:padding="0cm" loext:border="none"/>
    </style:style>
    <style:style style:name="T43" style:family="text">
      <style:text-properties fo:font-variant="normal" fo:text-transform="none" fo:color="#000000" loext:opacity="100%" fo:letter-spacing="normal" fo:language="fr" fo:country="FR" fo:font-style="normal" style:text-underline-style="none" officeooo:rsid="000127e7" loext:padding="0cm" loext:border="none"/>
    </style:style>
    <style:style style:name="T44" style:family="text">
      <style:text-properties fo:font-variant="normal" fo:text-transform="none" fo:color="#8b0000" loext:opacity="100%" style:font-name="Arial" fo:font-size="9pt" fo:letter-spacing="normal" fo:language="fr" fo:country="FR" fo:font-style="normal" style:text-underline-style="none" fo:font-weight="normal" officeooo:rsid="00035956" fo:background-color="transparent" loext:char-shading-value="0" style:font-size-asian="9pt" style:font-style-asian="normal" style:font-weight-asian="normal" style:font-size-complex="9pt" style:font-style-complex="normal" style:font-weight-complex="normal" loext:padding="0cm" loext:border="none"/>
    </style:style>
    <style:style style:name="T45" style:family="text">
      <style:text-properties fo:font-variant="normal" fo:text-transform="none" fo:color="#8b0000" loext:opacity="100%" style:font-name="Arial" fo:font-size="9pt" fo:letter-spacing="normal" fo:font-style="normal" fo:font-weight="normal" style:font-size-asian="9pt" style:font-style-asian="normal" style:font-size-complex="9pt" style:font-style-complex="normal" loext:padding="0cm" loext:border="none"/>
    </style:style>
    <style:style style:name="T46" style:family="text">
      <style:text-properties fo:font-variant="normal" fo:text-transform="none" fo:color="#8b0000" loext:opacity="100%" style:font-name="Arial" fo:font-size="9pt" fo:letter-spacing="normal" fo:font-style="normal" style:font-size-asian="9pt" style:font-style-asian="normal" style:font-size-complex="9pt" style:font-style-complex="normal" loext:padding="0cm" loext:border="none"/>
    </style:style>
    <style:style style:name="T47" style:family="text">
      <style:text-properties fo:font-variant="normal" fo:text-transform="none" fo:color="#8b0000" loext:opacity="100%" style:font-name="Arial" fo:font-size="9pt" fo:letter-spacing="normal" fo:font-style="normal" officeooo:rsid="00035956" style:font-size-asian="9pt" style:font-style-asian="normal" style:font-size-complex="9pt" style:font-style-complex="normal" loext:padding="0cm" loext:border="none"/>
    </style:style>
    <style:style style:name="T48" style:family="text">
      <style:text-properties fo:font-variant="normal" fo:text-transform="none" fo:color="#8b0000" loext:opacity="100%" style:text-line-through-style="none" style:text-line-through-type="none" style:font-name="Arial" fo:font-size="9pt" fo:letter-spacing="normal" fo:font-style="normal" style:text-underline-style="none" fo:font-weight="normal" officeooo:rsid="00035956" style:text-blinking="false" fo:background-color="#ffffff" loext:char-shading-value="0" style:font-size-asian="9pt" style:font-style-asian="normal" style:font-size-complex="9pt" style:font-style-complex="normal" loext:padding="0cm" loext:border="none"/>
    </style:style>
    <style:style style:name="T49" style:family="text">
      <style:text-properties fo:font-variant="normal" fo:text-transform="none" fo:color="#333333" loext:opacity="100%" style:font-name="Calibri" fo:font-size="9pt" fo:letter-spacing="normal" fo:language="fr" fo:country="FR" fo:font-style="normal" style:text-underline-style="none" fo:font-weight="normal" officeooo:rsid="0004ef0e" style:font-weight-asian="normal" style:font-weight-complex="normal" loext:padding="0cm" loext:border="none"/>
    </style:style>
    <style:style style:name="T50" style:family="text">
      <style:text-properties fo:background-color="#ffffe0" loext:char-shading-value="0"/>
    </style:style>
    <style:style style:name="T51" style:family="text">
      <style:text-properties officeooo:rsid="0005b926" fo:background-color="#ffffe0" loext:char-shading-value="0"/>
    </style:style>
    <style:style style:name="T52" style:family="text">
      <style:text-properties officeooo:rsid="0005b9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émocratie</text:p>
      <text:p text:style-name="P1"/>
      <text:p text:style-name="P3"><text:span text:style-name="T33">L’indice de la démocratie utilise les données de l’</text:span><text:span text:style-name="T36">Economist Inteligence Unit</text:span><text:span text:style-name="T33"> pour exprimer la qualité des démocraties sous la forme d’un nombre compris entre 0 et 100.</text:span></text:p>
      <text:p text:style-name="P3"><text:span text:style-name="T33">Cet indice est calculé à partir de 60 aspects différents des sociétés qui sont pertinents pour la démocratie, le suffrage universel pour tous les adultes, la participation des électeurs, la perception de la protection des droits de la personne et la liberté de former des organisations et des partis.</text:span></text:p>
      <text:p text:style-name="P5"><text:span text:style-name="T33"><text:line-break/>L’indice de démocratie est calculé à partir des 60 indicateurs, divisés en cinq "sous-indices", qui sont:</text:span></text:p>
      <text:p text:style-name="P5"><text:span text:style-name="T33"/></text:p>
      <text:p text:style-name="P5"><text:span text:style-name="T33">1. Indice du pluralisme électoral; <text:line-break/>2. Indice des administrations publiques;<text:line-break/>3. Indice de participation politique; <text:line-break/>4. Indice de la culture politique; <text:line-break/>5. Indice des libertés civiles</text:span></text:p>
      <text:p text:style-name="P5"><text:span text:style-name="T33"><text:s text:c="15"/><text:line-break/>Les sous-indices sont basés sur la somme des scores sur environ 12 indicateurs par sous-indice, convertis en un score compris entre 0 et 100.</text:span></text:p>
      <text:p text:style-name="P5"><text:span text:style-name="T33"><text:line-break/>(The Economist publie l’indice sur une échelle de 0 à 10, mais Gapminder l’a converti à 0 à 100 pour faciliter la communication en pourcentage.)"</text:span> </text:p>
      <text:p text:style-name="P5"/>
      <text:p text:style-name="P5"/>
      <text:p text:style-name="P3">Les sous indices <text:span text:style-name="T52">sont</text:span> calculés à partir des critères énumérés ci dessous : </text:p>
      <text:p text:style-name="P3"/>
      <text:p text:style-name="P3"><text:span text:style-name="T50">*** Indice du pluralisme </text:span><text:span text:style-name="T51">électoral</text:span></text:p>
      <text:p text:style-name="P8"><text:span text:style-name="T7">1. Les élections au Parlement national et au chef du gouvernement sont-elles libres?</text:span></text:p>
      <text:p text:style-name="P8"><text:span text:style-name="T7"/></text:p>
      <text:p text:style-name="P8"><text:span text:style-name="T7">2. Les élections </text:span><text:span text:style-name="T8">au Parlement national</text:span><text:span text:style-name="T7"> et au chef du gouvernement sont-elles équitables?</text:span></text:p>
      <text:p text:style-name="P8"><text:span text:style-name="T7">3. Les élections municipales sont-elles libres et équitables?</text:span></text:p>
      <text:p text:style-name="P8"><text:span text:style-name="T7"/></text:p>
      <text:p text:style-name="P8"><text:span text:style-name="T7">4. Y a-t-il un suffrage universel pour tous les adultes?</text:span></text:p>
      <text:p text:style-name="P8"><text:span text:style-name="T7"/></text:p>
      <text:p text:style-name="P8"><text:span text:style-name="T7">5. Les citoyens peuvent-ils voter à l’abri de menaces importantes à leur sécurité de la part d’organismes étatiques ou non étatiques?</text:span></text:p>
      <text:p text:style-name="P8"><text:span text:style-name="T7"/></text:p>
      <text:p text:style-name="P8"><text:span text:style-name="T7">6. Les lois prévoient-elles des possibilités de campagne largement égales?</text:span></text:p>
      <text:p text:style-name="P8"><text:span text:style-name="T7"/></text:p>
      <text:p text:style-name="P8"><text:span text:style-name="T7">7. Le processus de financement des partis politiques est-il transparent ?</text:span></text:p>
      <text:p text:style-name="P8"><text:span text:style-name="T7"/></text:p>
      <text:p text:style-name="P8"><text:span text:style-name="T7">8. Après les élections, les mécanismes constitutionnels pour le transfert du pouvoir d’un<text:line-break/>gouvernement à un autre </text:span><text:span text:style-name="T8">sont-ils</text:span><text:span text:style-name="T7"> établi</text:span><text:span text:style-name="T8">s</text:span><text:span text:style-name="T7"> et accepté</text:span><text:span text:style-name="T8">s</text:span><text:span text:style-name="T7">?</text:span></text:p>
      <text:p text:style-name="P8"><text:span text:style-name="T7"/></text:p>
      <text:p text:style-name="P8"><text:span text:style-name="T7">9. Les citoyens sont-ils libres de former des partis politiques indépendants du gouvernement?</text:span></text:p>
      <text:p text:style-name="P8"><text:span text:style-name="T7"/></text:p>
      <text:p text:style-name="P8"><text:span text:style-name="T7">10. Les partis d’opposition ont-ils une perspective réaliste de gouvernement?</text:span></text:p>
      <text:p text:style-name="P8"><text:span text:style-name="T7"/></text:p>
      <text:p text:style-name="P8"><text:span text:style-name="T7">11. L’accès potentiel à une charge publique est-il ouvert à tous les citoyens?</text:span></text:p>
      <text:p text:style-name="P8"><text:span text:style-name="T7"><text:line-break/>12. Les citoyens sont-ils autorisés à former des organisations politiques et civiques, libres de toute ingérence </text:span><text:span text:style-name="T8">et </text:span><text:span text:style-name="T7">surveillance </text:span><text:span text:style-name="T8">de l’État</text:span><text:span text:style-name="T7">?</text:span></text:p>
      <text:p text:style-name="P8"><text:span text:style-name="T7"/></text:p>
      <text:p text:style-name="P6"><text:soft-page-break/><text:span text:style-name="T26">**</text:span><text:span text:style-name="T28">Indice des administrations publiques (gouvernement)</text:span></text:p>
      <text:p text:style-name="P6"><text:span text:style-name="T28"/></text:p>
      <text:p text:style-name="P12"><text:span text:style-name="T7">1. Les représentants élus librement déterminent-ils la politique gouvernementale?</text:span></text:p>
      <text:p text:style-name="P12"><text:span text:style-name="T7"/></text:p>
      <text:p text:style-name="P12"><text:span text:style-name="T7">2. Le législateur est-il l’organe politique suprême, avec une nette suprématie sur les autres branches du gouvernement?</text:span></text:p>
      <text:p text:style-name="P12"><text:span text:style-name="T7"/></text:p>
      <text:p text:style-name="P12"><text:span text:style-name="T7">3. Y a-t-il un système efficace de freins et contrepoids à l’exercice de l’autorité gouvernementale?</text:span></text:p>
      <text:p text:style-name="P12"><text:span text:style-name="T7"/></text:p>
      <text:p text:style-name="P12"><text:span text:style-name="T7">4. Le gouvernement est libre de toute influence indue de la part des militaires ou des services de sécurité.</text:span></text:p>
      <text:p text:style-name="P12"><text:span text:style-name="T7"/></text:p>
      <text:p text:style-name="P12"><text:span text:style-name="T7">5. Les puissances et les organisations étrangères ne déterminent pas les fonctions ou les politiques gouvernementales importantes.</text:span></text:p>
      <text:p text:style-name="P12"><text:span text:style-name="T7"/></text:p>
      <text:p text:style-name="P17"><text:span text:style-name="T10">6. Des groupes économiques, religieux ou autres groupes nationaux puissants exercent-ils un pouvoir politique important, parallèlement aux institutions démocratiques?</text:span></text:p>
      <text:p text:style-name="P17"><text:span text:style-name="T10"><text:line-break/>7. Les mécanismes et les institutions en place sont-ils suffisants pour assurer la responsabilité du gouvernement envers l’électorat entre les élections?</text:span><text:span text:style-name="T7"> </text:span></text:p>
      <text:p text:style-name="P12"><text:span text:style-name="T7"><text:line-break/>8. Le pouvoir du gouvernement s’étend-il à l’ensemble du territoire du pays?</text:span></text:p>
      <text:p text:style-name="P12"><text:span text:style-name="T7"><text:line-break/>9. Le fonctionnement du gouvernement est-il ouvert et transparent, avec un accès public suffisant à l’information?<text:line-break/>10. Dans quelle mesure la corruption est-elle omniprésente?</text:span></text:p>
      <text:p text:style-name="P12"><text:span text:style-name="T7"><text:line-break/>11. La fonction publique est-elle disposée et capable de mettre en œuvre la politique gouvernementale? ;</text:span></text:p>
      <text:p text:style-name="P12"><text:span text:style-name="T7"><text:line-break/>12. Perceptions populaires de la mesure dans laquelle les citoyens ont le libre choix et le contrôle sur leur vie.</text:span></text:p>
      <text:p text:style-name="P12"><text:span text:style-name="T7"><text:line-break/>13. Confiance du public envers le gouvernement.</text:span></text:p>
      <text:p text:style-name="P12"><text:span text:style-name="T7"><text:line-break/>14. Confiance du public envers les partis politiques.</text:span></text:p>
      <text:p text:style-name="P9"><text:span text:style-name="T7"/></text:p>
      <text:p text:style-name="P9"><text:span text:style-name="T7"/></text:p>
      <text:p text:style-name="P6"><text:span text:style-name="T33">** </text:span><text:span text:style-name="T34">Indice de </text:span><text:span text:style-name="T35">la participation politique</text:span><text:span text:style-name="T34"> </text:span></text:p>
      <text:p text:style-name="P20"/>
      <text:p text:style-name="P11"><text:span text:style-name="T17">1. Participation aux élections nationales.</text:span></text:p>
      <text:p text:style-name="P11"><text:span text:style-name="T17"/></text:p>
      <text:p text:style-name="P11"><text:span text:style-name="T17">2. Les minorités ethniques, religieuses et autres ont-elles un degré raisonnable d’autonomie et de voix dans le processus politique?</text:span></text:p>
      <text:p text:style-name="P11"><text:span text:style-name="T17"/></text:p>
      <text:p text:style-name="P11"><text:span text:style-name="T17">3. Les femmes au parlement.</text:span></text:p>
      <text:p text:style-name="P11"><text:span text:style-name="T17"><text:line-break/>4. Degré de participation politique. Appartenance à des partis politiques et à des organisations politiques non gouvernementales.</text:span></text:p>
      <text:p text:style-name="P11"><text:span text:style-name="T17"><text:line-break/>5. </text:span><text:span text:style-name="T18">L</text:span><text:span text:style-name="T17">’engagement des citoyens envers la politique</text:span></text:p>
      <text:p text:style-name="P11"><text:span text:style-name="T17"><text:line-break/>6.</text:span><text:span text:style-name="T18">L’état de préparation</text:span><text:span text:style-name="T17"> de la population à participer à des manifestations légales.</text:span></text:p>
      <text:p text:style-name="P11"><text:span text:style-name="T17"><text:line-break/>7. </text:span><text:span text:style-name="T18">L</text:span><text:span text:style-name="T17">’alphabétisation des adultes</text:span></text:p>
      <text:p text:style-name="P11"><text:span text:style-name="T7"><text:line-break/></text:span><text:span text:style-name="T17">8. Mesure dans laquelle la population adulte s’intéresse à la politique</text:span></text:p>
      <text:p text:style-name="P11"><text:span text:style-name="T17"><text:line-break/>9. </text:span><text:span text:style-name="T18">Les efforts mis en place par l</text:span><text:span text:style-name="T17">es autorités pour promouvoir la participation politique.</text:span></text:p>
      <text:p text:style-name="P11"><text:span text:style-name="T17"/></text:p>
      <text:p text:style-name="P10"><text:span text:style-name="T7"/></text:p>
      <text:p text:style-name="P10"><text:span text:style-name="T7"/></text:p>
      <text:p text:style-name="P7"><text:soft-page-break/><text:span text:style-name="T26">**</text:span><text:span text:style-name="T27">I</text:span><text:span text:style-name="T33">ndice de </text:span><text:span text:style-name="T35">la culture politique</text:span></text:p>
      <text:p text:style-name="P4"><text:span text:style-name="T33"/></text:p>
      <text:p text:style-name="P18"><text:span text:style-name="T14">1. Existe-t-il un degré suffisant de consensus et de cohésion sociétale pour soutenir une démocratie stable et fonctionnelle?</text:span></text:p>
      <text:p text:style-name="P18"><text:span text:style-name="T14"/></text:p>
      <text:p text:style-name="P18"><text:span text:style-name="T14">2. Perceptions du leadership : proportion de la population qui désire un dirigeant fort qui contourne le Parlement et les élections.</text:span></text:p>
      <text:p text:style-name="P18"><text:span text:style-name="T14"/></text:p>
      <text:p text:style-name="P18"><text:span text:style-name="T14">3. Perceptions du régime militaire :  proportion de la population qui préférerait le régime militaire.</text:span></text:p>
      <text:p text:style-name="P18"><text:span text:style-name="T14"/></text:p>
      <text:p text:style-name="P13"><text:span text:style-name="T22">4. Perceptions de</text:span><text:span text:style-name="T24">s</text:span><text:span text:style-name="T22"> règle</text:span><text:span text:style-name="T24">s</text:span><text:span text:style-name="T22"> par les experts ou </text:span><text:span text:style-name="T24">par un</text:span><text:span text:style-name="T22"> gouvernement technocrat</text:span><text:span text:style-name="T24">e : </text:span><text:span text:style-name="T22">proportion de la population qui préférerait </text:span><text:span text:style-name="T24">des</text:span><text:span text:style-name="T22"> règle</text:span><text:span text:style-name="T24">s mises en place</text:span><text:span text:style-name="T22"> par des experts ou des technocrates</text:span><text:span text:style-name="T15">.</text:span><text:span text:style-name="T31"> </text:span><text:span text:style-name="T44">(</text:span><text:span text:style-name="T45">La technocratie est une </text:span><text:span text:style-name="T48">forme de gouvernement </text:span><text:span text:style-name="T45">où la place des experts techniques et de leurs méthodes est centrale dans les prises de décision </text:span><text:span text:style-name="T46">: </text:span><text:span text:style-name="T47">s’oppose dans un sens à la démocratie : car sont privilégiés les compétences/mérites plus que le choix du peuple)</text:span></text:p>
      <text:p text:style-name="P13"><text:span text:style-name="T47"/></text:p>
      <text:p text:style-name="P13"><text:span text:style-name="T5">5</text:span><text:span text:style-name="T4">. </text:span><text:span text:style-name="T15">Perception de la démocratie et de l’ordre public : proportion de la population qui croit que les démocraties ne sont pas bonnes pour maintenir l’ordre public.</text:span></text:p>
      <text:p text:style-name="P13"><text:span text:style-name="T15"/></text:p>
      <text:p text:style-name="P13"><text:span text:style-name="T15">6. Perception de la démocratie et du système économique : proportion de la population qui croit que la démocratie profite à la performance économique.</text:span></text:p>
      <text:p text:style-name="P13"><text:span text:style-name="T15"/></text:p>
      <text:p text:style-name="P13"><text:span text:style-name="T15">7. Degré d</text:span><text:span text:style-name="T16">u</text:span><text:span text:style-name="T15"> soutien populaire à la démocratie.</text:span></text:p>
      <text:p text:style-name="P13"><text:span text:style-name="T15"/></text:p>
      <text:p text:style-name="P13"><text:span text:style-name="T15">8. Il existe une forte séparation de l’Église et de l’État.</text:span></text:p>
      <text:p text:style-name="P13"><text:span text:style-name="T39"><text:s/></text:span></text:p>
      <text:p text:style-name="P13"><text:span text:style-name="T39"/></text:p>
      <text:p text:style-name="P13"><text:span text:style-name="T39"/></text:p>
      <text:p text:style-name="P15"><text:span text:style-name="T40">***</text:span><text:span text:style-name="T37"> Indice des libertés civiles</text:span></text:p>
      <text:p text:style-name="P16"><text:span text:style-name="T41"/></text:p>
      <text:p text:style-name="P16"><text:span text:style-name="T11">1. Y a-t-il des médias </text:span><text:span text:style-name="T12">en ligne</text:span><text:span text:style-name="T11"> gratuits?</text:span></text:p>
      <text:p text:style-name="P16"><text:span text:style-name="T11"><text:line-break/>2. Y a-t-il des médias imprimés gratuits?</text:span></text:p>
      <text:p text:style-name="P16"><text:span text:style-name="T11"><text:line-break/>3. Y a-t-il liberté d’expression et de protestation ?</text:span></text:p>
      <text:p text:style-name="P16"><text:span text:style-name="T11"><text:line-break/>4. La couverture médiatique est-elle solide? Y a-t-il des discussions ouvertes et libres sur les enjeux publics, avec une diversité raisonnable d’opinions?</text:span></text:p>
      <text:p text:style-name="P16"><text:span text:style-name="T11"><text:line-break/>5. Y a-t-il des restrictions politiques à l’accès à Internet? </text:span></text:p>
      <text:p text:style-name="P16"><text:span text:style-name="T11"><text:line-break/>6. Les citoyens sont-ils libres de former des organisations professionnelles et des syndicats? </text:span></text:p>
      <text:p text:style-name="P14"><text:span text:style-name="T22"><text:line-break/>7. Les institutions donnent-elles aux citoyens la possibilité de demander au gouvernement de remédier aux griefs </text:span><text:span text:style-name="T23">(</text:span><text:span text:style-name="T49">Sujet, motif de plainte</text:span><text:span text:style-name="T25">) ?</text:span></text:p>
      <text:p text:style-name="P16"><text:span text:style-name="T11"><text:line-break/>8. L’usage de la torture par l’État. </text:span></text:p>
      <text:p text:style-name="P16"><text:span text:style-name="T11"><text:line-break/>9. La mesure dans laquelle la magistrature est indépendante de l’influence du gouvernement. M</text:span><text:span text:style-name="T12">ais aussi t</text:span><text:span text:style-name="T11">enir compte des points de vue des organismes internationaux de surveillance juridique et judiciaire. Les tribunaux ont-ils jamais émis un un jugement important contre le gouvernement ou un haut fonctionnaire du gouvernement?</text:span></text:p>
      <text:p text:style-name="P16"><text:span text:style-name="T11"><text:line-break/>10. Le degré de tolérance religieuse et la liberté d’expression religieuse. Toutes les religions sont-elles autorisées à fonctionner librement, ou certaines sont-elles restreintes? </text:span><text:span text:style-name="T12">Le </text:span><text:span text:style-name="T11">d’adorer publiquement et en privé </text:span><text:span text:style-name="T12">est-il permis</text:span><text:span text:style-name="T11">? Certains groupes religieux se sentent-ils intimidés par d’autres, même si la loi exige l’égalité et la protection?</text:span></text:p>
      <text:p text:style-name="P16"><text:span text:style-name="T11"><text:line-break/>11. La mesure dans laquelle les citoyens sont traités également en vertu de la loi. Déterminer si </text:span><text:span text:style-name="T13">d</text:span><text:span text:style-name="T11">es groupes ou </text:span><text:span text:style-name="T13">d</text:span><text:span text:style-name="T11">es personnes privilégiés sont exemptés de poursuites en vertu de la loi.</text:span></text:p>
      <text:p text:style-name="P16"><text:span text:style-name="T11"><text:line-break/>12. Les citoyens jouissent-ils d’une sécurité de base? </text:span></text:p>
      <text:p text:style-name="P16"><text:soft-page-break/><text:span text:style-name="T11"><text:line-break/>13. Mesure dans laquelle les droits de propriété privée sont protégés et les entreprises privées exempt</text:span><text:span text:style-name="T13">és</text:span><text:span text:style-name="T11"> d’influence du gouvernement</text:span></text:p>
      <text:p text:style-name="P16"><text:span text:style-name="T11"><text:line-break/>14. Mesure dans laquelle les citoyens jouissent des libertés personnelles. Tenir compte de l’égalité des sexes, du droit de voyager, du choix du travail et des études.</text:span></text:p>
      <text:p text:style-name="P16"><text:span text:style-name="T11"><text:line-break/>15. Perceptions populaires sur la protection des droits de l’homme; proportion de la population qui pense que les droits fondamentaux de l’homme sont bien protégés.</text:span></text:p>
      <text:p text:style-name="P16"><text:span text:style-name="T11"><text:line-break/>16. Il n’y a pas de discrimination significative fondée sur la race, la couleur ou les croyances religieuses</text:span></text:p>
      <text:p text:style-name="P16"><text:span text:style-name="T11"><text:line-break/>17. Mesure dans laquelle le gouvernement invoque de nouveaux risques et de nouvelles menaces comme excuse pour restreindre les libertés civiles.</text:span></text:p>
      <text:p text:style-name="P16"><text:span text:style-name="T37"/></text:p>
      <text:p text:style-name="P19"><text:span text:style-name="T4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Lucida Grande', Helvetica, sans-serif"/>
    <style:font-face style:name="Roboto" svg:font-family="Roboto, 'Helvetica Neue',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1T09:51:22.545000000</meta:creation-date>
    <dc:date>2022-02-21T10:54:04.473000000</dc:date>
    <meta:editing-duration>PT4M19S</meta:editing-duration>
    <meta:editing-cycles>5</meta:editing-cycles>
    <meta:generator>LibreOffice/7.0.3.1$Windows_X86_64 LibreOffice_project/d7547858d014d4cf69878db179d326fc3483e082</meta:generator>
    <meta:document-statistic meta:table-count="0" meta:image-count="0" meta:object-count="0" meta:page-count="4" meta:paragraph-count="73" meta:word-count="1208" meta:character-count="8020" meta:non-whitespace-character-count="6823"/>
  </office:meta>
</office:document-meta>
</file>